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33d16" officeooo:paragraph-rsid="00033d16"/>
    </style:style>
    <style:style style:name="P2" style:family="paragraph" style:parent-style-name="Standard" style:list-style-name="L5">
      <style:paragraph-properties fo:text-align="justify" style:justify-single-word="false"/>
      <style:text-properties officeooo:rsid="00033d16" officeooo:paragraph-rsid="00033d16"/>
    </style:style>
    <style:style style:name="P3" style:family="paragraph" style:parent-style-name="Standard">
      <style:paragraph-properties fo:text-align="justify" style:justify-single-word="false"/>
      <style:text-properties fo:font-size="18pt" fo:font-weight="bold" officeooo:rsid="00033d16" officeooo:paragraph-rsid="00033d1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33d16" officeooo:paragraph-rsid="00033d1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4f82c" officeooo:paragraph-rsid="0004f82c" style:font-weight-asian="bold" style:font-weight-complex="bold"/>
    </style:style>
    <style:style style:name="P6" style:family="paragraph" style:parent-style-name="Standard" style:list-style-name="L11">
      <style:paragraph-properties fo:text-align="justify" style:justify-single-word="false"/>
      <style:text-properties fo:font-weight="bold" officeooo:rsid="0004f82c" officeooo:paragraph-rsid="0004f82c" style:font-weight-asian="bold" style:font-weight-complex="bold"/>
    </style:style>
    <style:style style:name="P7" style:family="paragraph" style:parent-style-name="Standard" style:list-style-name="L11">
      <style:paragraph-properties fo:text-align="justify" style:justify-single-word="false"/>
      <style:text-properties fo:font-weight="bold" officeooo:rsid="00061f5b" officeooo:paragraph-rsid="00061f5b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61f5b" officeooo:paragraph-rsid="00061f5b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7ccee" officeooo:paragraph-rsid="0007ccee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92a69" officeooo:paragraph-rsid="00092a69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9f60d" officeooo:paragraph-rsid="0009f60d" style:font-weight-asian="bold" style:font-weight-complex="bold"/>
    </style:style>
    <style:style style:name="P12" style:family="paragraph" style:parent-style-name="Standard" style:list-style-name="L7">
      <style:paragraph-properties fo:text-align="justify" style:justify-single-word="false"/>
      <style:text-properties fo:font-weight="normal" officeooo:rsid="00033d16" officeooo:paragraph-rsid="00033d16" style:font-weight-asian="normal" style:font-weight-complex="normal"/>
    </style:style>
    <style:style style:name="P13" style:family="paragraph" style:parent-style-name="Standard" style:list-style-name="L4">
      <style:paragraph-properties fo:text-align="justify" style:justify-single-word="false"/>
      <style:text-properties fo:font-weight="normal" officeooo:rsid="00033d16" officeooo:paragraph-rsid="00033d16" style:font-weight-asian="normal" style:font-weight-complex="normal"/>
    </style:style>
    <style:style style:name="P14" style:family="paragraph" style:parent-style-name="Standard" style:list-style-name="L8">
      <style:paragraph-properties fo:text-align="justify" style:justify-single-word="false"/>
      <style:text-properties fo:font-weight="normal" officeooo:rsid="00033d16" officeooo:paragraph-rsid="00033d16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033d16" officeooo:paragraph-rsid="00033d16" style:font-weight-asian="normal" style:font-weight-complex="normal"/>
    </style:style>
    <style:style style:name="P16" style:family="paragraph" style:parent-style-name="Standard" style:list-style-name="L9">
      <style:paragraph-properties fo:text-align="justify" style:justify-single-word="false"/>
      <style:text-properties fo:font-weight="normal" officeooo:rsid="00033d16" officeooo:paragraph-rsid="00033d16" style:font-weight-asian="normal" style:font-weight-complex="normal"/>
    </style:style>
    <style:style style:name="P17" style:family="paragraph" style:parent-style-name="Standard" style:list-style-name="L9">
      <style:paragraph-properties fo:text-align="justify" style:justify-single-word="false"/>
      <style:text-properties fo:font-weight="normal" officeooo:rsid="0004f82c" officeooo:paragraph-rsid="0004f82c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04f82c" officeooo:paragraph-rsid="0004f82c" style:font-weight-asian="normal" style:font-weight-complex="normal"/>
    </style:style>
    <style:style style:name="P19" style:family="paragraph" style:parent-style-name="Standard" style:list-style-name="L12">
      <style:paragraph-properties fo:text-align="justify" style:justify-single-word="false"/>
      <style:text-properties fo:font-weight="normal" officeooo:rsid="0007ccee" officeooo:paragraph-rsid="0007ccee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07ccee" officeooo:paragraph-rsid="0007ccee" style:font-weight-asian="normal" style:font-weight-complex="normal"/>
    </style:style>
    <style:style style:name="P21" style:family="paragraph" style:parent-style-name="Standard" style:list-style-name="L13">
      <style:paragraph-properties fo:text-align="justify" style:justify-single-word="false"/>
      <style:text-properties fo:font-weight="normal" officeooo:rsid="0007ccee" officeooo:paragraph-rsid="0007ccee" style:font-weight-asian="normal" style:font-weight-complex="normal"/>
    </style:style>
    <style:style style:name="P22" style:family="paragraph" style:parent-style-name="Standard" style:list-style-name="L14">
      <style:paragraph-properties fo:text-align="justify" style:justify-single-word="false"/>
      <style:text-properties fo:font-weight="normal" officeooo:rsid="0007ccee" officeooo:paragraph-rsid="0007ccee" style:font-weight-asian="normal" style:font-weight-complex="normal"/>
    </style:style>
    <style:style style:name="P23" style:family="paragraph" style:parent-style-name="Standard" style:list-style-name="L14">
      <style:paragraph-properties fo:text-align="justify" style:justify-single-word="false"/>
      <style:text-properties fo:font-weight="normal" officeooo:rsid="00092a69" officeooo:paragraph-rsid="00092a69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092a69" officeooo:paragraph-rsid="00092a69" style:font-weight-asian="normal" style:font-weight-complex="normal"/>
    </style:style>
    <style:style style:name="P25" style:family="paragraph" style:parent-style-name="Standard" style:list-style-name="L15">
      <style:paragraph-properties fo:text-align="justify" style:justify-single-word="false"/>
      <style:text-properties fo:font-weight="normal" officeooo:rsid="00092a69" officeooo:paragraph-rsid="00092a69" style:font-weight-asian="normal" style:font-weight-complex="normal"/>
    </style:style>
    <style:style style:name="P26" style:family="paragraph" style:parent-style-name="Standard" style:list-style-name="L16">
      <style:paragraph-properties fo:text-align="justify" style:justify-single-word="false"/>
      <style:text-properties fo:font-weight="normal" officeooo:rsid="00092a69" officeooo:paragraph-rsid="00092a69" style:font-weight-asian="normal" style:font-weight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officeooo:paragraph-rsid="00033d16"/>
    </style:style>
    <style:style style:name="P28" style:family="paragraph" style:parent-style-name="Standard">
      <style:paragraph-properties fo:text-align="justify" style:justify-single-word="false"/>
      <style:text-properties officeooo:paragraph-rsid="00033d16"/>
    </style:style>
    <style:style style:name="P29" style:family="paragraph" style:parent-style-name="Standard" style:list-style-name="L5">
      <style:paragraph-properties fo:text-align="justify" style:justify-single-word="false"/>
      <style:text-properties officeooo:paragraph-rsid="00033d16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33d16" style:font-size-asian="16pt" style:font-size-complex="16pt"/>
    </style:style>
    <style:style style:name="T3" style:family="text">
      <style:text-properties fo:font-size="16pt" officeooo:rsid="0007ccee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033d16" style:font-size-asian="16pt" style:font-weight-asian="bold" style:font-size-complex="16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16pt" fo:font-weight="normal" officeooo:rsid="00061f5b" style:font-size-asian="16pt" style:font-weight-asian="normal" style:font-size-complex="16pt" style:font-weight-complex="normal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nux Commands:</text:p>
      <text:p text:style-name="P1"><text:span text:style-name="T5"/></text:p>
      <text:p text:style-name="P1"><text:span text:style-name="T4">command -h/ command –help : give helps of the command</text:span></text:p>
      <text:p text:style-name="P1"><text:span text:style-name="T4"/></text:p>
      <text:p text:style-name="P4"><text:span text:style-name="T1">1. ls – List all the files in current directory:</text:span></text:p>
      <text:p text:style-name="P4"><text:span text:style-name="T1"/></text:p>
      <text:list xml:id="list1798511286" text:style-name="L2">
        <text:list-header>
          <text:p text:style-name="P27"><text:span text:style-name="T5">Note: Listing order is First It lists all the Directories. Then files are listed in any command. Like</text:span></text:p>
        </text:list-header>
      </text:list>
      <text:p text:style-name="P28"><text:span text:style-name="T5"/></text:p>
      <text:p text:style-name="P28"><text:span text:style-name="T5"><text:tab/>FOLDERS=A,B,C<text:tab/>Files=d,e,f</text:span></text:p>
      <text:p text:style-name="P28"><text:span text:style-name="T5"><text:tab/>then ls = A,B,C,d,e,f</text:span></text:p>
      <text:p text:style-name="P28"><text:span text:style-name="T5"><text:tab/><text:tab/>ls-r = C,B,A,f,e,d</text:span></text:p>
      <text:list xml:id="list183615662599958" text:continue-numbering="true" text:style-name="L2">
        <text:list-header>
          <text:p text:style-name="P27"><text:span text:style-name="T5"/></text:p>
        </text:list-header>
      </text:list>
      <text:list xml:id="list4215326652" text:style-name="L5">
        <text:list-item>
          <text:p text:style-name="P29"><text:span text:style-name="T2"><text:s/>ls : basic command, List all the files and folders in cirrent Directory. </text:span></text:p>
        </text:list-item>
        <text:list-item>
          <text:p text:style-name="P2"><text:span text:style-name="T1">ls -r : displays in reverse order.</text:span></text:p>
        </text:list-item>
        <text:list-item>
          <text:p text:style-name="P2"><text:span text:style-name="T1">Ls -R : show hierarchy of al the folders and files also include which are within it.</text:span></text:p>
        </text:list-item>
        <text:list-item>
          <text:p text:style-name="P2"><text:span text:style-name="T1">Ls -l : listing with permission</text:span></text:p>
        </text:list-item>
        <text:list-item>
          <text:p text:style-name="P2"><text:span text:style-name="T1">ls -lh : listimg with permission headers or in simplified format.</text:span></text:p>
        </text:list-item>
        <text:list-item>
          <text:p text:style-name="P2"><text:span text:style-name="T1">Ls -a : shows hidden folders and files.</text:span></text:p>
        </text:list-item>
        <text:list-item>
          <text:p text:style-name="P2"><text:span text:style-name="T1">Ls -F : listing directories with /.</text:span></text:p>
          <text:p text:style-name="P2"><text:span text:style-name="T1"/></text:p>
        </text:list-item>
      </text:list>
      <text:p text:style-name="P1"><text:span text:style-name="T4">2. pwd – Print present working directory</text:span></text:p>
      <text:p text:style-name="P1"><text:span text:style-name="T4"/></text:p>
      <text:list xml:id="list508942920" text:style-name="L7">
        <text:list-item>
          <text:p text:style-name="P12"><text:span text:style-name="T1">pwd -P : symbolic path</text:span></text:p>
        </text:list-item>
        <text:list-item>
          <text:p text:style-name="P12"><text:span text:style-name="T1">pwd -L : Logical path</text:span></text:p>
        </text:list-item>
      </text:list>
      <text:p text:style-name="P1"><text:span text:style-name="T4"/></text:p>
      <text:p text:style-name="P1"><text:span text:style-name="T4">3. cd – changes the directory:</text:span></text:p>
      <text:list xml:id="list627937795" text:style-name="L4">
        <text:list-item>
          <text:p text:style-name="P13"><text:span text:style-name="T1">cd : changes the directory</text:span></text:p>
        </text:list-item>
        <text:list-item>
          <text:p text:style-name="P13"><text:span text:style-name="T1">cd / : directly points to root directory</text:span></text:p>
        </text:list-item>
        <text:list-item>
          <text:p text:style-name="P13"><text:span text:style-name="T1">cd .. : back one directory</text:span></text:p>
        </text:list-item>
        <text:list-item>
          <text:p text:style-name="P13"><text:span text:style-name="T1">cd ~ : changes directory to home</text:span></text:p>
        </text:list-item>
        <text:list-item>
          <text:p text:style-name="P13"><text:span text:style-name="T1">cd dir1/dir2/di3 : go to that direcotry </text:span></text:p>
        </text:list-item>
        <text:list-item>
          <text:p text:style-name="P13"><text:span text:style-name="T1">cd “dir name” or cd dir\ name: to change to directory that name contains white spaces.</text:span></text:p>
        </text:list-item>
      </text:list>
      <text:p text:style-name="P1"><text:span text:style-name="T4"/></text:p>
      <text:p text:style-name="P1"><text:soft-page-break/><text:span text:style-name="T4">4. mkdir – create directories in Linux</text:span></text:p>
      <text:p text:style-name="P1"><text:span text:style-name="T4"/></text:p>
      <text:list text:style-name="L8">
        <text:list-item>
          <text:p text:style-name="P14"><text:span text:style-name="T1">mkdir : create directories</text:span></text:p>
        </text:list-item>
        <text:list-item>
          <text:p text:style-name="P14"><text:span text:style-name="T1">mkdir dire1 dir2 dir3 : for multiple directories</text:span></text:p>
        </text:list-item>
        <text:list-item>
          <text:p text:style-name="P14"><text:span text:style-name="T1">mkdir “my dir” or mkdir my\ dir: for white space in directories name</text:span></text:p>
        </text:list-item>
        <text:list-item>
          <text:p text:style-name="P14"><text:span text:style-name="T1">mkdir -v : gives msg for every directory created</text:span></text:p>
        </text:list-item>
        <text:list-item>
          <text:p text:style-name="P14"><text:span text:style-name="T1">mkdir -p : can creare directories and sub-directories</text:span></text:p>
        </text:list-item>
        <text:list-item>
          <text:p text:style-name="P14"><text:span text:style-name="T1">mkdr -m a=rwx : use same as chmod command to give permissions.</text:span></text:p>
        </text:list-item>
      </text:list>
      <text:p text:style-name="P15"><text:span text:style-name="T1"/></text:p>
      <text:p text:style-name="P4"><text:span text:style-name="T1">5. </text:span><text:span text:style-name="T3">mv - </text:span><text:span text:style-name="T1">move or rename files</text:span></text:p>
      <text:p text:style-name="P4"><text:span text:style-name="T1"/></text:p>
      <text:list text:style-name="L9">
        <text:list-item>
          <text:p text:style-name="P16"><text:span text:style-name="T1">mv f1 f2 : move file 1 to 2 or rename file 1. content of file 2 overwritten.</text:span></text:p>
        </text:list-item>
        <text:list-item>
          <text:p text:style-name="P16"><text:span text:style-name="T1">mv –version : gives version information.</text:span></text:p>
        </text:list-item>
        <text:list-item>
          <text:p text:style-name="P16"><text:span text:style-name="T1">mv -i f1 f2 : give warning of overwritten before moving</text:span></text:p>
        </text:list-item>
        <text:list-item>
          <text:p text:style-name="P16"><text:span text:style-name="T1">mv -f f1 f2 : forcly move f1 to f2</text:span></text:p>
        </text:list-item>
        <text:list-item>
          <text:p text:style-name="P16"><text:span text:style-name="T1">mv -n f1 f2 : if file exist it will not be overwritten</text:span></text:p>
        </text:list-item>
        <text:list-item>
          <text:p text:style-name="P17"><text:span text:style-name="T1">mv -b f1 f2 : creates beckup of f1</text:span></text:p>
        </text:list-item>
      </text:list>
      <text:p text:style-name="P18"><text:span text:style-name="T1"/></text:p>
      <text:p text:style-name="P5"><text:span text:style-name="T1">6. </text:span><text:span text:style-name="T3">cp - </text:span><text:span text:style-name="T1">Copying files in linux</text:span></text:p>
      <text:p text:style-name="P5"><text:span text:style-name="T6"/></text:p>
      <text:list text:style-name="L11">
        <text:list-item>
          <text:p text:style-name="P6"><text:span text:style-name="T6">cp f1 f2 : copy f1 to f2</text:span></text:p>
        </text:list-item>
        <text:list-item>
          <text:p text:style-name="P6"><text:span text:style-name="T6">cp s1 s2 s3 d1 : copy all soure files in destination</text:span></text:p>
        </text:list-item>
        <text:list-item>
          <text:p text:style-name="P6"><text:span text:style-name="T6">cp -R </text:span><text:span text:style-name="T7">s d</text:span><text:span text:style-name="T6"> : recursively copying</text:span></text:p>
        </text:list-item>
        <text:list-item>
          <text:p text:style-name="P7"><text:span text:style-name="T6">cp -i s d : ask before overwrite</text:span></text:p>
        </text:list-item>
        <text:list-item>
          <text:p text:style-name="P7"><text:span text:style-name="T6">cp -f s d : forcely overwrite</text:span></text:p>
        </text:list-item>
        <text:list-item>
          <text:p text:style-name="P7"><text:span text:style-name="T6">cp -b s d : backup</text:span></text:p>
        </text:list-item>
        <text:list-item>
          <text:p text:style-name="P7"><text:span text:style-name="T6">cp -p s d : preserves the charactristic of source files.</text:span></text:p>
        </text:list-item>
      </text:list>
      <text:p text:style-name="P8"><text:span text:style-name="T6"/></text:p>
      <text:p text:style-name="P9"><text:span text:style-name="T1">7. rm - Rmoving files</text:span></text:p>
      <text:p text:style-name="P18"><text:span text:style-name="T1"/></text:p>
      <text:list text:style-name="L12">
        <text:list-item>
          <text:p text:style-name="P19"><text:span text:style-name="T1">rm f : remove file</text:span></text:p>
        </text:list-item>
        <text:list-item>
          <text:p text:style-name="P19"><text:span text:style-name="T1">rm -r f : remove file and allfolder and files inside directory</text:span></text:p>
        </text:list-item>
        <text:list-item>
          <text:p text:style-name="P19"><text:span text:style-name="T1">rm * : remove all files</text:span></text:p>
        </text:list-item>
        <text:list-item>
          <text:p text:style-name="P19"><text:span text:style-name="T1">rm -f f : forcefully delete. Not work for write protected</text:span></text:p>
        </text:list-item>
        <text:list-item>
          <text:p text:style-name="P19"><text:span text:style-name="T1">rm -i f : msg before deleting</text:span></text:p>
        </text:list-item>
      </text:list>
      <text:p text:style-name="P9"><text:soft-page-break/><text:span text:style-name="T1">8. touch -creates an empty file</text:span></text:p>
      <text:p text:style-name="P9"><text:span text:style-name="T1"/></text:p>
      <text:p text:style-name="P9"><text:span text:style-name="T1">9. ln - creates the link</text:span></text:p>
      <text:p text:style-name="P9"><text:span text:style-name="T1"/></text:p>
      <text:list text:style-name="L13">
        <text:list-item>
          <text:p text:style-name="P21"><text:span text:style-name="T1">ln f nn : creates symbolic link for f</text:span></text:p>
        </text:list-item>
        <text:list-item>
          <text:p text:style-name="P21"><text:span text:style-name="T1">ln -S f nn : creates symbolic link</text:span></text:p>
        </text:list-item>
      </text:list>
      <text:p text:style-name="P20"><text:span text:style-name="T1"/></text:p>
      <text:p text:style-name="P9"><text:span text:style-name="T1">10. cat – display file content on the terminal</text:span></text:p>
      <text:p text:style-name="P9"><text:span text:style-name="T1"/></text:p>
      <text:list xml:id="list681508014" text:style-name="L14">
        <text:list-item>
          <text:p text:style-name="P22"><text:span text:style-name="T1">cat filename : read the file</text:span></text:p>
        </text:list-item>
        <text:list-item>
          <text:p text:style-name="P23"><text:span text:style-name="T1">tac filename : file content in reverse</text:span></text:p>
        </text:list-item>
        <text:list-item>
          <text:p text:style-name="P22"><text:span text:style-name="T1">cat &gt; fielname : create the file if not exist or if it exist then overwrite it.</text:span></text:p>
        </text:list-item>
        <text:list-item>
          <text:p text:style-name="P22"><text:span text:style-name="T1">cat &gt;&gt; filename : append the content on existing file.</text:span></text:p>
        </text:list-item>
        <text:list-item>
          <text:p text:style-name="P23"><text:span text:style-name="T1">Cat f1 &gt; f2 : copy f1 to f2</text:span></text:p>
        </text:list-item>
        <text:list-item>
          <text:p text:style-name="P23"><text:span text:style-name="T1">cat f1 &gt;&gt; f2 : copy f1 and appent to f2</text:span></text:p>
        </text:list-item>
        <text:list-item>
          <text:p text:style-name="P23"><text:span text:style-name="T1">cat -n filename : display with filename</text:span></text:p>
        </text:list-item>
      </text:list>
      <text:p text:style-name="P24"><text:span text:style-name="T1"/></text:p>
      <text:p text:style-name="P10"><text:span text:style-name="T1">11. clear – clear the terminal</text:span></text:p>
      <text:p text:style-name="P10"><text:span text:style-name="T1"/></text:p>
      <text:p text:style-name="P10"><text:span text:style-name="T1">12. echo – print text</text:span></text:p>
      <text:p text:style-name="P10"><text:span text:style-name="T1"/></text:p>
      <text:list text:style-name="L15">
        <text:list-item>
          <text:p text:style-name="P25"><text:span text:style-name="T1">echo -e “f1 /bf2 /bf3” : cuts the blankspace</text:span></text:p>
        </text:list-item>
        <text:list-item>
          <text:p text:style-name="P25"><text:span text:style-name="T1">echo -e “f1 /cf2 f3” : cuts the rest after /c</text:span></text:p>
        </text:list-item>
        <text:list-item>
          <text:p text:style-name="P25"><text:span text:style-name="T1">echo -e “f1 f2 /rf3” : cuts f1 and f2</text:span></text:p>
        </text:list-item>
      </text:list>
      <text:p text:style-name="P24"><text:span text:style-name="T1"/></text:p>
      <text:p text:style-name="P10"><text:span text:style-name="T1">13. less - display paged output in terminal</text:span></text:p>
      <text:p text:style-name="P10"><text:span text:style-name="T1"/></text:p>
      <text:list text:style-name="L16">
        <text:list-item>
          <text:p text:style-name="P26"><text:span text:style-name="T1">less filename : display file by pages</text:span></text:p>
        </text:list-item>
        <text:list-item>
          <text:p text:style-name="P26"><text:span text:style-name="T1">less -E filename : automatically exit at EOF</text:span></text:p>
        </text:list-item>
        <text:list-item>
          <text:p text:style-name="P26"><text:span text:style-name="T1">less -F filename : caused less to exit if entier file can be displayed on screen</text:span></text:p>
        </text:list-item>
      </text:list>
      <text:p text:style-name="P24"><text:span text:style-name="T1"/></text:p>
      <text:p text:style-name="P11"><text:span text:style-name="T1">14. man – display user manual of any command</text:span></text:p>
      <text:p text:style-name="P1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>
      <style:text-properties fo:font-size="16pt" fo:font-weight="bold" style:font-size-asian="14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4:00:46.632520032</meta:creation-date>
    <dc:date>2023-02-07T18:36:14.017062039</dc:date>
    <meta:editing-duration>PT4H35M25S</meta:editing-duration>
    <meta:editing-cycles>7</meta:editing-cycles>
    <meta:generator>LibreOffice/7.5.0.3$Linux_X86_64 LibreOffice_project/50$Build-3</meta:generator>
    <meta:document-statistic meta:table-count="0" meta:image-count="0" meta:object-count="0" meta:page-count="3" meta:paragraph-count="74" meta:word-count="677" meta:character-count="3165" meta:non-whitespace-character-count="2601"/>
  </office:meta>
</office:document-meta>
</file>